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ffff00"/>
    </style:style>
    <style:style style:name="ce3" style:family="table-cell" style:parent-style-name="Default" style:data-style-name="N122">
      <style:table-cell-properties fo:background-color="#ffff00"/>
    </style:style>
    <style:style style:name="ce4" style:family="table-cell" style:parent-style-name="Default" style:data-style-name="N1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s" table:style-name="ta1">
        <table:shapes>
          <draw:frame draw:z-index="0" draw:style-name="gr1" draw:text-style-name="P1" svg:width="792.48pt" svg:height="255.23pt" svg:x="17.01pt" svg:y="97.88pt">
            <loext:p draw:notify-on-update-of-ranges="Timeseries.A20:Timeseries.A20 Timeseries.A21:Timeseries.A1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496.89pt" svg:y="1514.78pt">
            <loext:p draw:notify-on-update-of-ranges="Tests.C33:Tests.C41 Tests.G33:Tests.G4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_DRIVE" calcext:value-type="string">
            <text:p>_DR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_TESTCAP" calcext:value-type="string">
            <text:p>_TESTCAP</text:p>
          </table:table-cell>
          <table:table-cell office:value-type="string" calcext:value-type="string">
            <text:p>G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_MODEL" calcext:value-type="string">
            <text:p>_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_SERIAL" calcext:value-type="string">
            <text:p>_SER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_OS" calcext:value-type="string">
            <text:p>_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_FIO" calcext:value-type="string">
            <text:p>_FIO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Average IOPS</text:p>
          </table:table-cell>
          <table:covered-table-cell/>
        </table:table-row>
        <table:table-row table:style-name="ro1">
          <table:table-cell table:number-columns-repeated="13"/>
          <table:table-cell table:style-name="ce2" table:formula="of:=AVERAGE([$Timeseries.$A$20:.$A$1100])" office:value-type="string" office:string-value="" calcext:value-type="error">
            <text:p>#DIV/0!</text:p>
          </table:table-cell>
          <table:table-cell table:style-name="ce5" office:value-type="string" calcext:value-type="string">
            <text:p>IOP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Standard Deviation</text:p>
          </table:table-cell>
          <table:covered-table-cell/>
        </table:table-row>
        <table:table-row table:style-name="ro1">
          <table:table-cell table:number-columns-repeated="13"/>
          <table:table-cell table:style-name="ce3" table:formula="of:=STDEV([$Timeseries.$A$20:.$A$1100])" office:value-type="string" office:string-value="" calcext:value-type="error">
            <text:p>#DIV/0!</text:p>
          </table:table-cell>
          <table:table-cell table:style-name="ce5" office:value-type="string" calcext:value-type="string">
            <text:p>IOP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Coefficient of Variation</text:p>
          </table:table-cell>
          <table:covered-table-cell/>
        </table:table-row>
        <table:table-row table:style-name="ro1">
          <table:table-cell table:number-columns-repeated="13"/>
          <table:table-cell table:style-name="ce4" table:formula="of:=[.N17]/[.N14]" office:value-type="string" office:string-value="" calcext:value-type="error">
            <text:p>#DIV/0!</text:p>
          </table:table-cell>
          <table:table-cell table:style-name="ce5"/>
        </table:table-row>
      </table:table>
      <table:table table:name="Test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</table:table-row>
      </table:table>
      <table:table table:name="Timeseri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/>
        </table:table-row>
        <table:table-row table:style-name="ro1">
          <table:table-cell office:value-type="string" calcext:value-type="string">
            <text:p>IOP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  <draw:hatch draw:name="Black_20_90_20_Degrees" draw:display-name="Black 90 Degrees" draw:style="single" draw:color="#000000" draw:distance="2.89pt" draw:rotation="90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3:40:37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9:26:52.460000000</meta:creation-date>
    <meta:editing-duration>PT1H49M33S</meta:editing-duration>
    <meta:editing-cycles>38</meta:editing-cycles>
    <meta:generator>LibreOffice/5.0.4.2$Windows_X86_64 LibreOffice_project/2b9802c1994aa0b7dc6079e128979269cf95bc78</meta:generator>
    <dc:date>2016-02-17T13:51:45.876000000</dc:date>
    <meta:print-date>2016-01-21T10:52:41.974000000</meta:print-date>
    <meta:document-statistic meta:table-count="3" meta:cell-count="7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58cm" svg:height="9.005cm" xlink:href=".." xlink:type="simple" chart:class="chart:line" chart:style-name="ch1">
        <chart:title svg:x="10.748cm" svg:y="0.107cm" chart:style-name="ch2">
          <text:p>Long Term Performance Stability</text:p>
        </chart:title>
        <chart:subtitle svg:x="10.304cm" svg:y="0.798cm" chart:style-name="ch3">
          <text:p>Sustained Random 4K Mixed (R70:W30)</text:p>
        </chart:subtitle>
        <chart:plot-area chart:style-name="ch4" table:cell-range-address="Timeseries.A20:Timeseries.A1100" chart:data-source-has-labels="row" svg:x="1.055cm" svg:y="1.467cm" svg:width="26.337cm" svg:height="7.094cm">
          <chartooo:coordinate-region svg:x="1.782cm" svg:y="1.666cm" svg:width="25.61cm" svg:height="5.841cm"/>
          <chart:axis chart:dimension="x" chart:name="primary-x" chart:style-name="ch5">
            <chart:title svg:x="13.518cm" svg:y="8.445cm" chart:style-name="ch6">
              <text:p>Seconds</text:p>
            </chart:title>
          </chart:axis>
          <chart:axis chart:dimension="y" chart:name="primary-y" chart:style-name="ch7">
            <chart:title svg:x="0cm" svg:y="4.488cm" chart:style-name="ch8">
              <text:p>IOPS</text:p>
            </chart:title>
            <chart:grid chart:style-name="ch9" chart:class="major"/>
          </chart:axis>
          <chart:series chart:style-name="ch10" chart:values-cell-range-address="Timeseries.A21:Timeseries.A1100" chart:label-cell-address="Timeseries.A20:Timeseries.A20" chart:class="chart:line">
            <chart:data-point chart:repeated="10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series.A20:Timeseries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imeseries.A21:Timeseries.A1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Sustained Sequential Writes, QD=1</text:p>
        </chart:title>
        <chart:subtitle svg:x="5.76cm" svg:y="1.275cm" chart:style-name="ch3">
          <text:p>Block Size vs. Bandwidth</text:p>
        </chart:subtitle>
        <chart:plot-area chart:style-name="ch4" table:cell-range-address="Tests.C33:Tests.C41 Tests.G33:Tests.G41" chart:data-source-has-labels="column" svg:x="1.331cm" svg:y="2.138cm" svg:width="14.349cm" svg:height="5.701cm">
          <chartooo:coordinate-region svg:x="2.138cm" svg:y="2.337cm" svg:width="12.985cm" svg:height="4.855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33:Tests.C41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Tests.C33:Tests.C41</svg:desc>
                </draw:g>
              </table:table-cell>
              <table:table-cell office:value-type="float" office:value="7.38">
                <text:p>7.38</text:p>
                <draw:g>
                  <svg:desc>Tests.G33:Tests.G4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2.11">
                <text:p>82.1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62.66">
                <text:p>162.6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10.22">
                <text:p>210.2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4.81">
                <text:p>324.8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67.5">
                <text:p>36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43cm" svg:height="8.972cm" xlink:href=".." xlink:type="simple" chart:class="chart:line" chart:style-name="ch1">
        <chart:title svg:x="9.985cm" svg:y="0.315cm" chart:style-name="ch2">
          <text:p>Sustained Random 4K Mixed (R70:W30)</text:p>
        </chart:title>
        <chart:subtitle svg:x="11.93cm" svg:y="1.273cm" chart:style-name="ch3">
          <text:p>IOPS vs. Queue Depth</text:p>
        </chart:subtitle>
        <chart:plot-area chart:style-name="ch4" table:cell-range-address="Tests.D53:Tests.D61 Tests.F53:Tests.F61" chart:data-source-has-labels="column" svg:x="1.569cm" svg:y="2.135cm" svg:width="25.816cm" svg:height="5.677cm">
          <chartooo:coordinate-region svg:x="2.931cm" svg:y="2.334cm" svg:width="24.175cm" svg:height="4.831cm"/>
          <chart:axis chart:dimension="x" chart:name="primary-x" chart:style-name="ch5" chartooo:axis-type="auto">
            <chartooo:date-scale/>
            <chart:title svg:x="13.454cm" svg:y="7.991cm" chart:style-name="ch6">
              <text:p>Queue Depth</text:p>
            </chart:title>
            <chart:categories table:cell-range-address="Tests.D53:Tests.D61"/>
          </chart:axis>
          <chart:axis chart:dimension="y" chart:name="primary-y" chart:style-name="ch5">
            <chart:title svg:x="0.451cm" svg:y="5.401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ests.D53:Tests.D61</svg:desc>
                </draw:g>
              </table:table-cell>
              <table:table-cell office:value-type="float" office:value="12404">
                <text:p>12404</text:p>
                <draw:g>
                  <svg:desc>Tests.F53:Tests.F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137">
                <text:p>211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022">
                <text:p>390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0226">
                <text:p>702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7133">
                <text:p>1071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8061">
                <text:p>1980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96502">
                <text:p>2965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1879">
                <text:p>37187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03912">
                <text:p>403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5.205cm" svg:y="0.316cm" chart:style-name="ch2">
          <text:p>Sustained 4K Random Read</text:p>
        </chart:title>
        <chart:subtitle svg:x="5.959cm" svg:y="1.275cm" chart:style-name="ch3">
          <text:p>IOPS vs. Queue Depth</text:p>
        </chart:subtitle>
        <chart:plot-area chart:style-name="ch4" table:cell-range-address="Tests.D43:Tests.D51 Tests.F43:Tests.F51" chart:data-source-has-labels="column" svg:x="1.331cm" svg:y="2.138cm" svg:width="14.349cm" svg:height="5.707cm">
          <chartooo:coordinate-region svg:x="2.693cm" svg:y="2.337cm" svg:width="12.707cm" svg:height="4.861cm"/>
          <chart:axis chart:dimension="x" chart:name="primary-x" chart:style-name="ch5" chartooo:axis-type="auto">
            <chartooo:date-scale/>
            <chart:title svg:x="7.482cm" svg:y="8.025cm" chart:style-name="ch6">
              <text:p>Queue Depth</text:p>
            </chart:title>
            <chart:categories table:cell-range-address="Tests.D43:Tests.D51"/>
          </chart:axis>
          <chart:axis chart:dimension="y" chart:name="primary-y" chart:style-name="ch5">
            <chart:title svg:x="0.451cm" svg:y="5.419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ests.D43:Tests.D51</svg:desc>
                </draw:g>
              </table:table-cell>
              <table:table-cell office:value-type="float" office:value="6530">
                <text:p>6530</text:p>
                <draw:g>
                  <svg:desc>Tests.F43:Tests.F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202">
                <text:p>692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6649">
                <text:p>1366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8640">
                <text:p>2586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37584">
                <text:p>4375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5968">
                <text:p>5959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66958">
                <text:p>666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205cm" svg:y="0.316cm" chart:style-name="ch2">
          <text:p>Sustained 4K Random Read</text:p>
        </chart:title>
        <chart:subtitle svg:x="5.747cm" svg:y="1.275cm" chart:style-name="ch3">
          <text:p>Latency vs. Queue Depth</text:p>
        </chart:subtitle>
        <chart:plot-area chart:style-name="ch4" table:cell-range-address="Tests.D43:Tests.D51 Tests.H43:Tests.H51" chart:data-source-has-labels="column" svg:x="1.331cm" svg:y="2.138cm" svg:width="14.35cm" svg:height="5.704cm">
          <chartooo:coordinate-region svg:x="2.138cm" svg:y="2.337cm" svg:width="13.263cm" svg:height="4.858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43:Tests.D51"/>
          </chart:axis>
          <chart:axis chart:dimension="y" chart:name="primary-y" chart:style-name="ch5">
            <chart:title svg:x="0.451cm" svg:y="5.934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ests.D43:Tests.D51</svg:desc>
                </draw:g>
              </table:table-cell>
              <table:table-cell office:value-type="float" office:value="150.472235">
                <text:p>150.472235</text:p>
                <draw:g>
                  <svg:desc>Tests.H43:Tests.H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860126">
                <text:p>152.860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5.147053">
                <text:p>155.1470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3.125621">
                <text:p>113.1256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4.650227">
                <text:p>114.6502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1.826125">
                <text:p>121.8261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4.56233">
                <text:p>144.562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12.18552">
                <text:p>212.185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9.416616">
                <text:p>379.4166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178cm" svg:y="0.316cm" chart:style-name="ch2">
          <text:p>Sustained 4K Random Write</text:p>
        </chart:title>
        <chart:subtitle svg:x="5.959cm" svg:y="1.275cm" chart:style-name="ch3">
          <text:p>IOPS vs. Queue Depth</text:p>
        </chart:subtitle>
        <chart:plot-area chart:style-name="ch4" table:cell-range-address="Tests.D65:Tests.D73 Tests.F65:Tests.F73" chart:data-source-has-labels="column" svg:x="1.331cm" svg:y="2.138cm" svg:width="14.35cm" svg:height="5.704cm">
          <chartooo:coordinate-region svg:x="2.693cm" svg:y="2.337cm" svg:width="12.708cm" svg:height="4.858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65:Tests.D73"/>
          </chart:axis>
          <chart:axis chart:dimension="y" chart:name="primary-y" chart:style-name="ch7">
            <chart:title svg:x="0.451cm" svg:y="5.418cm" chart:style-name="ch8">
              <text:p>IOPS</text:p>
            </chart:title>
            <chart:grid chart:style-name="ch9" chart:class="major"/>
          </chart:axis>
          <chart:series chart:style-name="ch10" chart:values-cell-range-address="Tests.F65:Tests.F7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ests.D65:Tests.D73</svg:desc>
                </draw:g>
              </table:table-cell>
              <table:table-cell office:value-type="float" office:value="20512">
                <text:p>20512</text:p>
                <draw:g>
                  <svg:desc>Tests.F65:Tests.F7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1551">
                <text:p>415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015">
                <text:p>830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5075">
                <text:p>1550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1086">
                <text:p>2710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8619">
                <text:p>3486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6205">
                <text:p>32620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9528">
                <text:p>3295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30666">
                <text:p>3306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178cm" svg:y="0.316cm" chart:style-name="ch2">
          <text:p>Sustained 4K Random Write</text:p>
        </chart:title>
        <chart:subtitle svg:x="5.747cm" svg:y="1.275cm" chart:style-name="ch3">
          <text:p>Latency vs. Queue Depth</text:p>
        </chart:subtitle>
        <chart:plot-area chart:style-name="ch4" table:cell-range-address="Tests.D65:Tests.D73 Tests.I65:Tests.I73" chart:data-source-has-labels="column" svg:x="1.331cm" svg:y="2.138cm" svg:width="14.35cm" svg:height="5.704cm">
          <chartooo:coordinate-region svg:x="2.138cm" svg:y="2.337cm" svg:width="13.263cm" svg:height="4.858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65:Tests.D73"/>
          </chart:axis>
          <chart:axis chart:dimension="y" chart:name="primary-y" chart:style-name="ch5">
            <chart:title svg:x="0.451cm" svg:y="5.934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ests.D65:Tests.D73</svg:desc>
                </draw:g>
              </table:table-cell>
              <table:table-cell office:value-type="float" office:value="46.385915">
                <text:p>46.385915</text:p>
                <draw:g>
                  <svg:desc>Tests.I65:Tests.I7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.853653">
                <text:p>45.8536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6.016426">
                <text:p>46.0164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9.582493">
                <text:p>49.5824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7.280449">
                <text:p>57.2804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9.822502">
                <text:p>89.8225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3.938906">
                <text:p>193.9389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5.019219">
                <text:p>385.0192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66.749142">
                <text:p>766.7491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Sustained Random Reads, QD=256</text:p>
        </chart:title>
        <chart:subtitle svg:x="5.76cm" svg:y="1.275cm" chart:style-name="ch3">
          <text:p>Block Size vs. Bandwidth</text:p>
        </chart:subtitle>
        <chart:plot-area chart:style-name="ch4" table:cell-range-address="Tests.C23:Tests.C31 Tests.G23:Tests.G31" chart:data-source-has-labels="column" svg:x="1.331cm" svg:y="2.138cm" svg:width="14.349cm" svg:height="5.701cm">
          <chartooo:coordinate-region svg:x="2.323cm" svg:y="2.337cm" svg:width="12.8cm" svg:height="4.855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23:Tests.C31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Tests.C23:Tests.C31</svg:desc>
                </draw:g>
              </table:table-cell>
              <table:table-cell office:value-type="float" office:value="327.69">
                <text:p>327.69</text:p>
                <draw:g>
                  <svg:desc>Tests.G23:Tests.G3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76.15">
                <text:p>576.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311.66">
                <text:p>1311.6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620.13">
                <text:p>2620.1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651.75">
                <text:p>2651.7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449.28">
                <text:p>2449.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298.25">
                <text:p>2298.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44.38">
                <text:p>2244.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Sustained Sequential Reads</text:p>
        </chart:title>
        <chart:subtitle svg:x="5.76cm" svg:y="1.275cm" chart:style-name="ch3">
          <text:p>Block Size vs. Bandwidth</text:p>
        </chart:subtitle>
        <chart:plot-area chart:style-name="ch4" table:cell-range-address="Tests.C13:Tests.C21 Tests.G13:Tests.G21" chart:data-source-has-labels="column" svg:x="1.331cm" svg:y="2.138cm" svg:width="14.349cm" svg:height="5.701cm">
          <chartooo:coordinate-region svg:x="2.323cm" svg:y="2.337cm" svg:width="12.8cm" svg:height="4.855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13:Tests.C21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Tests.C13:Tests.C21</svg:desc>
                </draw:g>
              </table:table-cell>
              <table:table-cell office:value-type="float" office:value="120.65">
                <text:p>120.65</text:p>
                <draw:g>
                  <svg:desc>Tests.G13:Tests.G2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94.12">
                <text:p>494.1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34.07">
                <text:p>1034.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087.09">
                <text:p>2087.0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567.42">
                <text:p>2567.4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447.28">
                <text:p>2447.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300.44">
                <text:p>2300.4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242.12">
                <text:p>2242.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Sustained Random Writes, QD=256</text:p>
        </chart:title>
        <chart:subtitle svg:x="5.76cm" svg:y="1.275cm" chart:style-name="ch3">
          <text:p>Block Size vs. Bandwidth</text:p>
        </chart:subtitle>
        <chart:plot-area chart:style-name="ch4" table:cell-range-address="Tests.C75:Tests.C83 Tests.G75:Tests.G83" chart:data-source-has-labels="column" svg:x="1.331cm" svg:y="2.138cm" svg:width="14.349cm" svg:height="5.701cm">
          <chartooo:coordinate-region svg:x="2.138cm" svg:y="2.338cm" svg:width="12.8cm" svg:height="4.854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75:Tests.C83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Tests.C75:Tests.C83</svg:desc>
                </draw:g>
              </table:table-cell>
              <table:table-cell office:value-type="float" office:value="78.09">
                <text:p>78.09</text:p>
                <draw:g>
                  <svg:desc>Tests.G75:Tests.G83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75.02">
                <text:p>175.0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32.31">
                <text:p>332.3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287.43">
                <text:p>1287.4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69.2">
                <text:p>1269.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29.52">
                <text:p>1229.5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159.16">
                <text:p>1159.1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267.69">
                <text:p>1267.6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296.62">
                <text:p>1296.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